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ndan@nandan-Aspire-E5-571P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24c38b54-935d-4637-97a0-9257fdd814ed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19T10:55:20.573+05:30: Using the XFS filesystem is strongly recommended with the WiredTiger storage engine. See http://dochub.mongodb.org/core/prodnotes-filesystem</text:p>
      <text:p text:style-name="Standard"><text:s text:c="8"/>2021-04-19T10:55:24.388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bs</text:p>
      <text:p text:style-name="Standard">Company <text:s text:c="3"/>0.000GB</text:p>
      <text:p text:style-name="Standard">Customer <text:s text:c="2"/>0.000GB</text:p>
      <text:p text:style-name="Standard">Custoner1 <text:s/>0.000GB</text:p>
      <text:p text:style-name="Standard">admin <text:s text:c="5"/>0.000GB</text:p>
      <text:p text:style-name="Standard">config <text:s text:c="4"/>0.000GB</text:p>
      <text:p text:style-name="Standard">iris <text:s text:c="6"/>0.000GB</text:p>
      <text:p text:style-name="Standard">local <text:s text:c="5"/>0.000GB</text:p>
      <text:p text:style-name="Standard">&gt; use iris</text:p>
      <text:p text:style-name="Standard">switched to db iris</text:p>
      <text:p text:style-name="Standard">&gt; show collections</text:p>
      <text:p text:style-name="Standard">flowers</text:p>
      <text:p text:style-name="Standard">&gt; db.flowers.findOne().pretty()</text:p>
      <text:p text:style-name="Standard">uncaught exception: TypeError: db.flowers.findOne(...).pretty is not a function :</text:p>
      <text:p text:style-name="Standard">@(shell):1:1</text:p>
      <text:p text:style-name="Standard">&gt; db.flowers.findone().pretty()</text:p>
      <text:p text:style-name="Standard">uncaught exception: TypeError: db.flowers.findone is not a function :</text:p>
      <text:p text:style-name="Standard">@(shell):1:1</text:p>
      <text:p text:style-name="Standard">&gt; db.flowers.find().pretty()</text:p>
      <text:p text:style-name="Standard">{</text:p>
      <text:p text:style-name="Standard"><text:tab/>"_id" : ObjectId("607d22bc20f4d61c9ccfa4de"),</text:p>
      <text:p text:style-name="Standard"><text:tab/>"sepallength" : 5.1,</text:p>
      <text:p text:style-name="Standard"><text:tab/>"sepalwidth" : 3.5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soft-page-break/><text:tab/>"_id" : ObjectId("607d22bc20f4d61c9ccfa4df"),</text:p>
      <text:p text:style-name="Standard"><text:tab/>"sepallength" : 4.7,</text:p>
      <text:p text:style-name="Standard"><text:tab/>"sepalwidth" : 3.2,</text:p>
      <text:p text:style-name="Standard"><text:tab/>"petallength" : 1.3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0"),</text:p>
      <text:p text:style-name="Standard"><text:tab/>"sepallength" : 4.6,</text:p>
      <text:p text:style-name="Standard"><text:tab/>"sepalwidth" : 3.1,</text:p>
      <text:p text:style-name="Standard"><text:tab/>"petallength" : 1.5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1"),</text:p>
      <text:p text:style-name="Standard"><text:tab/>"sepallength" : 5,</text:p>
      <text:p text:style-name="Standard"><text:tab/>"sepalwidth" : 3.6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2"),</text:p>
      <text:p text:style-name="Standard"><text:tab/>"sepallength" : 4.9,</text:p>
      <text:p text:style-name="Standard"><text:tab/>"sepalwidth" : 3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3"),</text:p>
      <text:p text:style-name="Standard"><text:tab/>"sepallength" : 5.4,</text:p>
      <text:p text:style-name="Standard"><text:tab/>"sepalwidth" : 3.9,</text:p>
      <text:p text:style-name="Standard"><text:tab/>"petallength" : 1.7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4"),</text:p>
      <text:p text:style-name="Standard"><text:tab/>"sepallength" : 4.9,</text:p>
      <text:p text:style-name="Standard"><text:tab/>"sepalwidth" : 3.1,</text:p>
      <text:p text:style-name="Standard"><text:tab/>"petallength" : 1.5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5"),</text:p>
      <text:p text:style-name="Standard"><text:tab/>"sepallength" : 5.4,</text:p>
      <text:p text:style-name="Standard"><text:tab/>"sepalwidth" : 3.7,</text:p>
      <text:p text:style-name="Standard"><text:tab/>"petallength" : 1.5,</text:p>
      <text:p text:style-name="Standard"><text:soft-page-break/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6"),</text:p>
      <text:p text:style-name="Standard"><text:tab/>"sepallength" : 4.8,</text:p>
      <text:p text:style-name="Standard"><text:tab/>"sepalwidth" : 3.4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7"),</text:p>
      <text:p text:style-name="Standard"><text:tab/>"sepallength" : 4.8,</text:p>
      <text:p text:style-name="Standard"><text:tab/>"sepalwidth" : 3,</text:p>
      <text:p text:style-name="Standard"><text:tab/>"petallength" : 1.4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8"),</text:p>
      <text:p text:style-name="Standard"><text:tab/>"sepallength" : 4.3,</text:p>
      <text:p text:style-name="Standard"><text:tab/>"sepalwidth" : 3,</text:p>
      <text:p text:style-name="Standard"><text:tab/>"petallength" : 1.1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9"),</text:p>
      <text:p text:style-name="Standard"><text:tab/>"sepallength" : 4.4,</text:p>
      <text:p text:style-name="Standard"><text:tab/>"sepalwidth" : 2.9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a"),</text:p>
      <text:p text:style-name="Standard"><text:tab/>"sepallength" : 5.8,</text:p>
      <text:p text:style-name="Standard"><text:tab/>"sepalwidth" : 4,</text:p>
      <text:p text:style-name="Standard"><text:tab/>"petallength" : 1.2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b"),</text:p>
      <text:p text:style-name="Standard"><text:tab/>"sepallength" : 4.6,</text:p>
      <text:p text:style-name="Standard"><text:tab/>"sepalwidth" : 3.4,</text:p>
      <text:p text:style-name="Standard"><text:tab/>"petallength" : 1.4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soft-page-break/><text:tab/>"_id" : ObjectId("607d22bc20f4d61c9ccfa4ec"),</text:p>
      <text:p text:style-name="Standard"><text:tab/>"sepallength" : 5.7,</text:p>
      <text:p text:style-name="Standard"><text:tab/>"sepalwidth" : 4.4,</text:p>
      <text:p text:style-name="Standard"><text:tab/>"petallength" : 1.5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d"),</text:p>
      <text:p text:style-name="Standard"><text:tab/>"sepallength" : 5.4,</text:p>
      <text:p text:style-name="Standard"><text:tab/>"sepalwidth" : 3.9,</text:p>
      <text:p text:style-name="Standard"><text:tab/>"petallength" : 1.3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e"),</text:p>
      <text:p text:style-name="Standard"><text:tab/>"sepallength" : 5.1,</text:p>
      <text:p text:style-name="Standard"><text:tab/>"sepalwidth" : 3.5,</text:p>
      <text:p text:style-name="Standard"><text:tab/>"petallength" : 1.4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f"),</text:p>
      <text:p text:style-name="Standard"><text:tab/>"sepallength" : 5.7,</text:p>
      <text:p text:style-name="Standard"><text:tab/>"sepalwidth" : 3.8,</text:p>
      <text:p text:style-name="Standard"><text:tab/>"petallength" : 1.7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0"),</text:p>
      <text:p text:style-name="Standard"><text:tab/>"sepallength" : 5.1,</text:p>
      <text:p text:style-name="Standard"><text:tab/>"sepalwidth" : 3.7,</text:p>
      <text:p text:style-name="Standard"><text:tab/>"petallength" : 1.5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1"),</text:p>
      <text:p text:style-name="Standard"><text:tab/>"sepallength" : 4.6,</text:p>
      <text:p text:style-name="Standard"><text:tab/>"sepalwidth" : 3.6,</text:p>
      <text:p text:style-name="Standard"><text:tab/>"petallength" : 1,</text:p>
      <text:p text:style-name="Standard"><text:tab/>"petalwidth" : 0.2,</text:p>
      <text:p text:style-name="Standard"><text:tab/>"class" : "Iris-setosa"</text:p>
      <text:p text:style-name="Standard">}</text:p>
      <text:p text:style-name="Standard">Type "it" for more</text:p>
      <text:p text:style-name="Standard">&gt; db.flowers.find({sepallength:3.6});</text:p>
      <text:p text:style-name="Standard">&gt; db.flowers.find({sepallength:3.6})</text:p>
      <text:p text:style-name="Standard">&gt; db.flowers.find({class:"Iris-setosa"});</text:p>
      <text:p text:style-name="Standard"><text:soft-page-break/>{ "_id" : ObjectId("607d22bc20f4d61c9ccfa4de"), "sepallength" : 5.1, "sepalwidth" : 3.5, "petallength" : 1.4, "petalwidth" : 0.2, "class" : "Iris-setosa" }</text:p>
      <text:p text:style-name="Standard">{ "_id" : ObjectId("607d22bc20f4d61c9ccfa4df"), "sepallength" : 4.7, "sepalwidth" : 3.2, "petallength" : 1.3, "petalwidth" : 0.2, "class" : "Iris-setosa" }</text:p>
      <text:p text:style-name="Standard">{ "_id" : ObjectId("607d22bc20f4d61c9ccfa4e0"), "sepallength" : 4.6, "sepalwidth" : 3.1, "petallength" : 1.5, "petalwidth" : 0.2, "class" : "Iris-setosa" }</text:p>
      <text:p text:style-name="Standard">{ "_id" : ObjectId("607d22bc20f4d61c9ccfa4e1"), "sepallength" : 5, "sepalwidth" : 3.6, "petallength" : 1.4, "petalwidth" : 0.2, "class" : "Iris-setosa" }</text:p>
      <text:p text:style-name="Standard">{ "_id" : ObjectId("607d22bc20f4d61c9ccfa4e2"), "sepallength" : 4.9, "sepalwidth" : 3, "petallength" : 1.4, "petalwidth" : 0.2, "class" : "Iris-setosa" }</text:p>
      <text:p text:style-name="Standard">{ "_id" : ObjectId("607d22bc20f4d61c9ccfa4e3"), "sepallength" : 5.4, "sepalwidth" : 3.9, "petallength" : 1.7, "petalwidth" : 0.4, "class" : "Iris-setosa" }</text:p>
      <text:p text:style-name="Standard">{ "_id" : ObjectId("607d22bc20f4d61c9ccfa4e4"), "sepallength" : 4.9, "sepalwidth" : 3.1, "petallength" : 1.5, "petalwidth" : 0.1, "class" : "Iris-setosa" }</text:p>
      <text:p text:style-name="Standard">{ "_id" : ObjectId("607d22bc20f4d61c9ccfa4e5"), "sepallength" : 5.4, "sepalwidth" : 3.7, "petallength" : 1.5, "petalwidth" : 0.2, "class" : "Iris-setosa" }</text:p>
      <text:p text:style-name="Standard">{ "_id" : ObjectId("607d22bc20f4d61c9ccfa4e6"), "sepallength" : 4.8, "sepalwidth" : 3.4, "petallength" : 1.6, "petalwidth" : 0.2, "class" : "Iris-setosa" }</text:p>
      <text:p text:style-name="Standard">{ "_id" : ObjectId("607d22bc20f4d61c9ccfa4e7"), "sepallength" : 4.8, "sepalwidth" : 3, "petallength" : 1.4, "petalwidth" : 0.1, "class" : "Iris-setosa" }</text:p>
      <text:p text:style-name="Standard">{ "_id" : ObjectId("607d22bc20f4d61c9ccfa4e8"), "sepallength" : 4.3, "sepalwidth" : 3, "petallength" : 1.1, "petalwidth" : 0.1, "class" : "Iris-setosa" }</text:p>
      <text:p text:style-name="Standard">{ "_id" : ObjectId("607d22bc20f4d61c9ccfa4e9"), "sepallength" : 4.4, "sepalwidth" : 2.9, "petallength" : 1.4, "petalwidth" : 0.2, "class" : "Iris-setosa" }</text:p>
      <text:p text:style-name="Standard">{ "_id" : ObjectId("607d22bc20f4d61c9ccfa4ea"), "sepallength" : 5.8, "sepalwidth" : 4, "petallength" : 1.2, "petalwidth" : 0.2, "class" : "Iris-setosa" }</text:p>
      <text:p text:style-name="Standard">{ "_id" : ObjectId("607d22bc20f4d61c9ccfa4eb"), "sepallength" : 4.6, "sepalwidth" : 3.4, "petallength" : 1.4, "petalwidth" : 0.3, "class" : "Iris-setosa" }</text:p>
      <text:p text:style-name="Standard">{ "_id" : ObjectId("607d22bc20f4d61c9ccfa4ec"), "sepallength" : 5.7, "sepalwidth" : 4.4, "petallength" : 1.5, "petalwidth" : 0.4, "class" : "Iris-setosa" }</text:p>
      <text:p text:style-name="Standard">{ "_id" : ObjectId("607d22bc20f4d61c9ccfa4ed"), "sepallength" : 5.4, "sepalwidth" : 3.9, "petallength" : 1.3, "petalwidth" : 0.4, "class" : "Iris-setosa" }</text:p>
      <text:p text:style-name="Standard">{ "_id" : ObjectId("607d22bc20f4d61c9ccfa4ee"), "sepallength" : 5.1, "sepalwidth" : 3.5, "petallength" : 1.4, "petalwidth" : 0.3, "class" : "Iris-setosa" }</text:p>
      <text:p text:style-name="Standard">{ "_id" : ObjectId("607d22bc20f4d61c9ccfa4ef"), "sepallength" : 5.7, "sepalwidth" : 3.8, "petallength" : 1.7, "petalwidth" : 0.3, "class" : "Iris-setosa" }</text:p>
      <text:p text:style-name="Standard">{ "_id" : ObjectId("607d22bc20f4d61c9ccfa4f0"), "sepallength" : 5.1, "sepalwidth" : 3.7, "petallength" : 1.5, "petalwidth" : 0.4, "class" : "Iris-setosa" }</text:p>
      <text:p text:style-name="Standard">{ "_id" : ObjectId("607d22bc20f4d61c9ccfa4f1"), "sepallength" : 4.6, "sepalwidth" : 3.6, "petallength" : 1, "petalwidth" : 0.2, "class" : "Iris-setosa" }</text:p>
      <text:p text:style-name="Standard">Type "it" for more</text:p>
      <text:p text:style-name="Standard">&gt; db.flowers.find({sepallength:1});</text:p>
      <text:p text:style-name="Standard">&gt; db.flowers.find({sepallength:1})</text:p>
      <text:p text:style-name="Standard">&gt; db.flowers.find({},{sepallength:1})</text:p>
      <text:p text:style-name="Standard">{ "_id" : ObjectId("607d22bc20f4d61c9ccfa4de"), "sepallength" : 5.1 }</text:p>
      <text:p text:style-name="Standard">{ "_id" : ObjectId("607d22bc20f4d61c9ccfa4df"), "sepallength" : 4.7 }</text:p>
      <text:p text:style-name="Standard">{ "_id" : ObjectId("607d22bc20f4d61c9ccfa4e0"), "sepallength" : 4.6 }</text:p>
      <text:p text:style-name="Standard">{ "_id" : ObjectId("607d22bc20f4d61c9ccfa4e1"), "sepallength" : 5 }</text:p>
      <text:p text:style-name="Standard">{ "_id" : ObjectId("607d22bc20f4d61c9ccfa4e2"), "sepallength" : 4.9 }</text:p>
      <text:p text:style-name="Standard">{ "_id" : ObjectId("607d22bc20f4d61c9ccfa4e3"), "sepallength" : 5.4 }</text:p>
      <text:p text:style-name="Standard">{ "_id" : ObjectId("607d22bc20f4d61c9ccfa4e4"), "sepallength" : 4.9 }</text:p>
      <text:p text:style-name="Standard">{ "_id" : ObjectId("607d22bc20f4d61c9ccfa4e5"), "sepallength" : 5.4 }</text:p>
      <text:p text:style-name="Standard"><text:soft-page-break/>{ "_id" : ObjectId("607d22bc20f4d61c9ccfa4e6"), "sepallength" : 4.8 }</text:p>
      <text:p text:style-name="Standard">{ "_id" : ObjectId("607d22bc20f4d61c9ccfa4e7"), "sepallength" : 4.8 }</text:p>
      <text:p text:style-name="Standard">{ "_id" : ObjectId("607d22bc20f4d61c9ccfa4e8"), "sepallength" : 4.3 }</text:p>
      <text:p text:style-name="Standard">{ "_id" : ObjectId("607d22bc20f4d61c9ccfa4e9"), "sepallength" : 4.4 }</text:p>
      <text:p text:style-name="Standard">{ "_id" : ObjectId("607d22bc20f4d61c9ccfa4ea"), "sepallength" : 5.8 }</text:p>
      <text:p text:style-name="Standard">{ "_id" : ObjectId("607d22bc20f4d61c9ccfa4eb"), "sepallength" : 4.6 }</text:p>
      <text:p text:style-name="Standard">{ "_id" : ObjectId("607d22bc20f4d61c9ccfa4ec"), "sepallength" : 5.7 }</text:p>
      <text:p text:style-name="Standard">{ "_id" : ObjectId("607d22bc20f4d61c9ccfa4ed"), "sepallength" : 5.4 }</text:p>
      <text:p text:style-name="Standard">{ "_id" : ObjectId("607d22bc20f4d61c9ccfa4ee"), "sepallength" : 5.1 }</text:p>
      <text:p text:style-name="Standard">{ "_id" : ObjectId("607d22bc20f4d61c9ccfa4ef"), "sepallength" : 5.7 }</text:p>
      <text:p text:style-name="Standard">{ "_id" : ObjectId("607d22bc20f4d61c9ccfa4f0"), "sepallength" : 5.1 }</text:p>
      <text:p text:style-name="Standard">{ "_id" : ObjectId("607d22bc20f4d61c9ccfa4f1"), "sepallength" : 4.6 }</text:p>
      <text:p text:style-name="Standard">Type "it" for more</text:p>
      <text:p text:style-name="Standard">&gt; db.flowers.find({$or:[{sepallength:4.6},{petallength:1}]});</text:p>
      <text:p text:style-name="Standard">{ "_id" : ObjectId("607d22bc20f4d61c9ccfa4e0"), "sepallength" : 4.6, "sepalwidth" : 3.1, "petallength" : 1.5, "petalwidth" : 0.2, "class" : "Iris-setosa" }</text:p>
      <text:p text:style-name="Standard">{ "_id" : ObjectId("607d22bc20f4d61c9ccfa4eb"), "sepallength" : 4.6, "sepalwidth" : 3.4, "petallength" : 1.4, "petalwidth" : 0.3, "class" : "Iris-setosa" }</text:p>
      <text:p text:style-name="Standard">{ "_id" : ObjectId("607d22bc20f4d61c9ccfa4f1"), "sepallength" : 4.6, "sepalwidth" : 3.6, "petallength" : 1, "petalwidth" : 0.2, "class" : "Iris-setosa" }</text:p>
      <text:p text:style-name="Standard">{ "_id" : ObjectId("607d22bc20f4d61c9ccfa50b"), "sepallength" : 4.6, "sepalwidth" : 3.2, "petallength" : 1.4, "petalwidth" : 0.2, "class" : "Iris-setosa" 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2:29:51.248029083</meta:creation-date>
    <dc:date>2021-04-19T12:30:16.491414319</dc:date>
    <meta:editing-duration>PT26S</meta:editing-duration>
    <meta:editing-cycles>1</meta:editing-cycles>
    <meta:document-statistic meta:table-count="0" meta:image-count="0" meta:object-count="0" meta:page-count="6" meta:paragraph-count="253" meta:word-count="1272" meta:character-count="10253" meta:non-whitespace-character-count="9014"/>
    <meta:generator>LibreOffice/6.0.7.3$Linux_X86_64 LibreOffice_project/00m0$Build-3</meta:generator>
  </office:meta>
</office:document-meta>
</file>